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146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878in"/>
    </style:style>
    <style:style style:name="co4" style:family="table-column">
      <style:table-column-properties fo:break-before="auto" style:column-width="1.376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ext-properties fo:color="#0563c1" style:text-outline="false" style:text-line-through-style="none" style:text-line-through-type="none" style:font-name="Calibri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563c1" style:font-name="Calibri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0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style-name="ce1" office:value-type="string" calcext:value-type="string">
            <text:p>BUG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Buscador universal de fondos para las culturas y las arte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Grants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ulturalfoundation.eu/idea-camp/" xlink:type="simple">https://www.culturalfoundation.eu/idea-camp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visegradfund.org/" xlink:type="simple">https://www.visegradfund.org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nordiskkulturkontakt.org/en/grants/about-the-grant-programmes/" xlink:type="simple">https://www.nordiskkulturkontakt.org/en/grants/about-the-grant-programmes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cecartslink.org/" xlink:type="simple">http://www.cecartslink.org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iie.org/en/Why-IIE/Announcements" xlink:type="simple">https://www.iie.org/en/Why-IIE/Announcements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bunnellarts.org/" xlink:type="simple">https://www.bunnellarts.org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headlands.org/program/air/" xlink:type="simple">http://www.headlands.org/program/air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rabbitisland.org/art" xlink:type="simple">https://rabbitisland.org/art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sacatar.org/" xlink:type="simple">http://sacatar.org/</text:a></text:p>
          </table:table-cell>
          <table:table-cell office:value-type="string" calcext:value-type="string">
            <text:p>webscraping</text:p>
          </table:table-cell>
          <table:table-cell table:style-name="ce4" office:value-type="string" calcext:value-type="string">
            <text:p><text:a xlink:href="https://sacatar.org/news/" xlink:type="simple">https://sacatar.org/news/</text:a></text:p>
          </table:table-cell>
          <table:table-cell table:style-name="ce4" office:value-type="string" calcext:value-type="string">
            <text:p><text:a xlink:href="https://sacatar.org/programs/" xlink:type="simple">https://sacatar.org/programs/</text:a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db-dancebox.org/" xlink:type="simple">https://db-dancebox.org/</text:a></text:p>
          </table:table-cell>
          <table:table-cell office:value-type="string" calcext:value-type="string">
            <text:p>Webscraping</text:p>
          </table:table-cell>
          <table:table-cell table:number-columns-repeated="2"/>
          <table:table-cell office:value-type="string" calcext:value-type="string">
            <text:p>Korea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saison.or.jp/" xlink:type="simple">http://www.saison.or.jp/</text:a></text:p>
          </table:table-cell>
          <table:table-cell office:value-type="string" calcext:value-type="string">
            <text:p>Webscraping</text:p>
          </table:table-cell>
          <table:table-cell/>
          <table:table-cell table:style-name="ce4" office:value-type="string" calcext:value-type="string">
            <text:p><text:a xlink:href="http://www.saison.or.jp/english/application/index.html" xlink:type="simple">http://www.saison.or.jp/english/application/index.html</text:a></text:p>
          </table:table-cell>
          <table:table-cell office:value-type="string" calcext:value-type="string">
            <text:p>Japanes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asef.org/projects/themes/culture" xlink:type="simple">https://asef.org/projects/themes/culture</text:a></text:p>
          </table:table-cell>
          <table:table-cell office:value-type="string" calcext:value-type="string">
            <text:p>Rss</text:p>
          </table:table-cell>
          <table:table-cell table:style-name="ce4" office:value-type="string" calcext:value-type="string">
            <text:p><text:a xlink:href="https://asef.org/feeds/" xlink:type="simple">https://asef.org/feeds/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c.europa.eu/info/live-work-travel-eu/culture-heritage-sport-eu/funding-culture_en" xlink:type="simple">https://ec.europa.eu/info/live-work-travel-eu/culture-heritage-sport-eu/funding-culture_en</text:a></text:p>
          </table:table-cell>
          <table:table-cell office:value-type="string" calcext:value-type="string">
            <text:p>rss</text:p>
          </table:table-cell>
          <table:table-cell table:style-name="ce4" office:value-type="string" calcext:value-type="string">
            <text:p><text:a xlink:href="https://ec.europa.eu/echo/echo-rss/news" xlink:type="simple">https://ec.europa.eu/echo/echo-rss/new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c.europa.eu/programmes/creative-europe/" xlink:type="simple">https://ec.europa.eu/programmes/creative-europe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www.culturepartnership.eu/en/publishing/creative-europe" xlink:type="simple">https://www.culturepartnership.eu/en/publishing/creative-europe</text:a></text:p>
          </table:table-cell>
          <table:table-cell office:value-type="string" calcext:value-type="string">
            <text:p>webscraping</text:p>
          </table:table-cell>
          <table:table-cell/>
          <table:table-cell table:style-name="ce4" office:value-type="string" calcext:value-type="string">
            <text:p><text:a xlink:href="https://www.culturepartnership.eu/en/opportunities/page_9" xlink:type="simple">https://www.culturepartnership.eu/en/opportunities/page_9</text:a>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<text:a xlink:href="https://ec.europa.eu/programmes/creative-europe/culture/european-cooperation-projects_en" xlink:type="simple">https://ec.europa.eu/programmes/creative-europe/culture/european-cooperation-projects_en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://www.creative-europe-desk.de/" xlink:type="simple">http://www.creative-europe-desk.de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eacea.ec.europa.eu/creative-europe_en" xlink:type="simple">https://eacea.ec.europa.eu/creative-europe_en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://www.creativeeuropeuk.eu/funding-opportunities" xlink:type="simple">http://www.creativeeuropeuk.eu/funding-opportunities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eacea.ec.europa.eu/creative-europe/funding_en" xlink:type="simple">https://eacea.ec.europa.eu/creative-europe/funding_en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://www.creativeeuropeuk.eu/" xlink:type="simple">http://www.creativeeuropeuk.eu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ec.europa.eu/regional_policy/en/policy/themes/culture/" xlink:type="simple">https://ec.europa.eu/regional_policy/en/policy/themes/culture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c.europa.eu/research/environment/index.cfm?pg=cultural" xlink:type="simple">https://ec.europa.eu/research/environment/index.cfm?pg=cultural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n.unesco.org/protecting-pour-heritage-and-fostering-creativity/international/funds/supporting/culture" xlink:type="simple">https://en.unesco.org/protecting-pour-heritage-and-fostering-creativity/international/funds/supporting/culture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n.unesco.org/creativity/ifcd" xlink:type="simple">https://en.unesco.org/creativity/ifcd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ich.unesco.org/en/ich-fund-00816" xlink:type="simple">https://ich.unesco.org/en/ich-fund-00816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hc.unesco.org/en/world-heritage-fund/" xlink:type="simple">http://whc.unesco.org/en/world-heritage-fund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unesco.org/new/en/culture/themes/restitution-of-cultural-property/fund-of-the-committee/" xlink:type="simple">http://www.unesco.org/new/en/culture/themes/restitution-of-cultural-property/fund-of-the-committee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unesco.org/donate/hef/" xlink:type="simple">http://www.unesco.org/donate/hef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n.unesco.org/creativity/policy-monitoring-platform/culture-funds-cultural" xlink:type="simple">https://en.unesco.org/creativity/policy-monitoring-platform/culture-funds-cultural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medculture.eu/resources/donors/private.html" xlink:type="simple">http://www.medculture.eu/resources/donors/private.html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eagrants.org/topics-programmes/culture-civil-society-good-governance-and-fundamental-rights-and-freedoms/culture" xlink:type="simple">https://eeagrants.org/topics-programmes/culture-civil-society-good-governance-and-fundamental-rights-and-freedoms/culture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princeclausfund.org/grants-collaborations" xlink:type="simple">https://princeclausfund.org/grants-collaborations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ulture.si/en/EU_funding" xlink:type="simple">https://www.culture.si/en/EU_funding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artsculturefinance.org/" xlink:type="simple">https://www.artsculturefinance.org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artsculturefinance.org/our-funds/" xlink:type="simple">https://www.artsculturefinance.org/our-funds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style-name="ce8" office:value-type="string" calcext:value-type="string">
            <text:p><text:span text:style-name="T1"><text:a xlink:href="https://www.creativeengland.co.uk/who-we-are/" xlink:type="simple">https://www.creativeengland.co.uk/who-we-are/</text:a></text:span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<text:a xlink:href="https://www.artscouncil.org.uk/funding" xlink:type="simple">https://www.artscouncil.org.uk/funding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bfi.org.uk/about-bfi/partnerships/creative-europe-funding" xlink:type="simple">https://www.bfi.org.uk/about-bfi/partnerships/creative-europe-funding</text:a></text:p>
          </table:table-cell>
          <table:table-cell office:value-type="string" calcext:value-type="string">
            <text:p>rs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creativeconomy.britishcouncil.org/blog/" xlink:type="simple">https://creativeconomy.britishcouncil.org/blog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reativescotland.com/funding" xlink:type="simple">https://www.creativescotland.com/funding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reativeunited.org.uk/" xlink:type="simple">https://www.creativeunited.org.uk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ukgamesfund.com/" xlink:type="simple">https://ukgamesfund.com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iadb.org/es/solr-search/content?keys=fondos+industrias+creativas" xlink:type="simple">https://www.iadb.org/es/solr-search/content?keys=fondos+industrias+creativas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fondosdecultura.cl/" xlink:type="simple">https://www.fondosdecultura.cl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antenna.cl/proyectos/" xlink:type="simple">https://www.antenna.cl/proyectos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bhp.com/espanol/comunidad/" xlink:type="simple">https://www.bhp.com/espanol/comunidad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puenteconsultorias.com/gestion-del-conocimiento" xlink:type="simple">https://www.puenteconsultorias.com/gestion-del-conocimiento</text:a></text:p>
          </table:table-cell>
          <table:table-cell office:value-type="string" calcext:value-type="string">
            <text:p>no fondo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transartists.org/article/funding-worldwide" xlink:type="simple">https://www.transartists.org/article/funding-worldwide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artfundassociation.com/" xlink:type="simple">http://www.artfundassociation.com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fundsforngos.org/culture-2/international-music-art-foundation-grants/" xlink:type="simple">https://www.fundsforngos.org/culture-2/international-music-art-foundation-grants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masseriacultura.org/" xlink:type="simple">https://www.masseriacultura.org/</text:a></text:p>
          </table:table-cell>
          <table:table-cell office:value-type="string" calcext:value-type="string">
            <text:p>nad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factoriadeindustriascreativas.es/aceleracion-latam/" xlink:type="simple">https://www.factoriadeindustriascreativas.es/aceleracion-latam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procesos-creativos-virtuales.webflow.io/#formulario" xlink:type="simple">https://procesos-creativos-virtuales.webflow.io/#formulario</text:a></text:p>
          </table:table-cell>
          <table:table-cell office:value-type="string" calcext:value-type="string">
            <text:p>nad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cultureactioneurope.org/" xlink:type="simple">https://cultureactioneurope.org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german-design-council.de/en/about/" xlink:type="simple">https://www.german-design-council.de/en/about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anadianinteriors.com/category/news/" xlink:type="simple">https://www.canadianinteriors.com/category/news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ndion.de/en/" xlink:type="simple">https://ndion.de/en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ddbltd.co.uk/ddb-reducing-unwanted-business-costs-2/" xlink:type="simple">https://www.ddbltd.co.uk/ddb-reducing-unwanted-business-costs-2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ilia.uartes.edu.ec/" xlink:type="simple">http://ilia.uartes.edu.ec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auseartist.com/how-we-bring-best-silicon-valley-underserved-communities-america/" xlink:type="simple">https://www.causeartist.com/how-we-bring-best-silicon-valley-underserved-communities-america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daily.artnewspaper.fr/" xlink:type="simple">https://daily.artnewspaper.fr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www.fosterandpartners.com/" xlink:type="simple">https://www.fosterandpartners.com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<text:a xlink:href="https://www.pascher-heinz.com/projects/" xlink:type="simple">https://www.pascher-heinz.com/projects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mbzuai.ac.ae/" xlink:type="simple">https://mbzuai.ac.ae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<text:a xlink:href="https://resartis.org/" xlink:type="simple">https://resartis.org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<text:a xlink:href="https://www.adobe.com/about-adobe/creative-residency/community-fund.html" xlink:type="simple">https://www.adobe.com/about-adobe/creative-residency/community-fund.html</text:a></text:p>
          </table:table-cell>
          <table:table-cell table:number-columns-repeated="63"/>
        </table:table-row>
        <table:table-row table:style-name="ro1">
          <table:table-cell table:style-name="ce3"/>
          <table:table-cell table:number-columns-repeated="63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8:23:13.312750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Microsoft Office User</meta:initial-creator>
    <meta:creation-date>2020-04-13T16:23:51</meta:creation-date>
    <dc:date>2020-08-06T19:33:36.687420378</dc:date>
    <meta:generator>LibreOffice/6.4.4.2$MacOSX_X86_64 LibreOffice_project/3d775be2011f3886db32dfd395a6a6d1ca2630ff</meta:generator>
    <meta:editing-duration>PT6H26M29S</meta:editing-duration>
    <meta:editing-cycles>10</meta:editing-cycles>
    <meta:document-statistic meta:table-count="1" meta:cell-count="117" meta:object-count="0"/>
    <meta:user-defined meta:name="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